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00%" fo:text-align="start" style:justify-single-word="false">
        <style:tab-stops>
          <style:tab-stop style:position="0.714cm"/>
        </style:tab-stops>
      </style:paragraph-properties>
      <style:text-properties style:use-window-font-color="true" style:font-name="Times New Roman" fo:font-size="12pt" fo:font-style="normal" style:text-underline-style="solid" style:text-underline-width="auto" style:text-underline-color="font-color"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style:style>
    <style:style style:name="P2" style:family="paragraph" style:parent-style-name="Standard">
      <style:paragraph-properties fo:margin-top="0cm" fo:margin-bottom="0.353cm" fo:line-height="100%" fo:text-align="start" style:justify-single-word="false">
        <style:tab-stops>
          <style:tab-stop style:position="0.714cm"/>
        </style:tab-stops>
      </style:paragraph-properties>
      <style:text-properties style:use-window-font-color="true" style:font-name="Times New Roman" fo:font-size="12pt" fo:font-style="normal" style:text-underline-style="solid" style:text-underline-width="auto" style:text-underline-color="font-color"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3" style:family="paragraph" style:parent-style-name="Standard">
      <style:paragraph-properties fo:margin-top="0cm" fo:margin-bottom="0.353cm" fo:line-height="100%" fo:text-align="start" style:justify-single-word="false">
        <style:tab-stops>
          <style:tab-stop style:position="0.714cm"/>
        </style:tab-stops>
      </style:paragraph-properties>
      <style:text-properties style:use-window-font-color="true" style:font-name="Times New Roman" fo:font-size="12pt" fo:font-style="normal" style:text-underline-style="none"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style:style>
    <style:style style:name="P4" style:family="paragraph" style:parent-style-name="Standard">
      <style:paragraph-properties fo:margin-top="0cm" fo:margin-bottom="0.353cm" fo:line-height="100%" fo:text-align="start" style:justify-single-word="false">
        <style:tab-stops>
          <style:tab-stop style:position="0.714cm"/>
        </style:tab-stops>
      </style:paragraph-properties>
      <style:text-properties style:use-window-font-color="true" style:font-name="Times New Roman"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 style:family="paragraph" style:parent-style-name="Standard">
      <style:paragraph-properties fo:margin-top="0cm" fo:margin-bottom="0.353cm" fo:line-height="100%" fo:text-align="center" style:justify-single-word="false">
        <style:tab-stops>
          <style:tab-stop style:position="0.714cm"/>
        </style:tab-stops>
      </style:paragraph-properties>
      <style:text-properties style:use-window-font-color="true" style:font-name="Times New Roman" fo:font-size="12pt" fo:font-style="normal" style:text-underline-style="none" fo:font-weight="bold" style:text-underline-mode="continuous" style:text-overline-mode="continuous" style:text-line-through-mode="continuous" fo:background-color="transparent" style:font-name-asian="Calibri1" style:font-size-asian="12pt" style:font-style-asian="normal" style:font-weight-asian="bold" style:font-name-complex="Calibri1" style:font-size-complex="12pt" style:font-style-complex="normal" style:font-weight-complex="bold"/>
    </style:style>
    <style:style style:name="P6" style:family="paragraph" style:parent-style-name="Standard">
      <style:paragraph-properties fo:margin-top="0cm" fo:margin-bottom="0.353cm" fo:line-height="100%" fo:text-align="start" style:justify-single-word="false">
        <style:tab-stops>
          <style:tab-stop style:position="0.714cm"/>
        </style:tab-stops>
      </style:paragraph-properties>
    </style:style>
    <style:style style:name="P7" style:family="paragraph" style:parent-style-name="Standard">
      <style:paragraph-properties fo:margin-top="0cm" fo:margin-bottom="0cm" fo:line-height="100%" fo:text-align="start" style:justify-single-word="false">
        <style:tab-stops>
          <style:tab-stop style:position="0.714cm"/>
        </style:tab-stops>
      </style:paragraph-properties>
      <style:text-properties style:use-window-font-color="true" style:font-name="Times New Roman"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8" style:family="paragraph" style:parent-style-name="Standard">
      <style:paragraph-properties fo:margin-top="0cm" fo:margin-bottom="0.353cm" fo:line-height="100%" fo:text-align="start" style:justify-single-word="false">
        <style:tab-stops>
          <style:tab-stop style:position="0.714cm"/>
        </style:tab-stops>
      </style:paragraph-properties>
      <style:text-properties style:use-window-font-color="true" style:font-name="Times New Roman" fo:font-size="12pt" fo:font-style="normal" style:text-underline-style="solid" style:text-underline-width="auto" style:text-underline-color="font-color"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T1" style:family="text">
      <style:text-properties style:use-window-font-color="true" style:font-name="Calibri1" fo:font-size="12pt" fo:font-style="normal" style:text-underline-style="none"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style:style>
    <style:style style:name="T2" style:family="text">
      <style:text-properties style:use-window-font-color="true" style:font-name="Times New Roman"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T3" style:family="text">
      <style:text-properties style:font-name="Times New Roman"/>
    </style:style>
    <style:style style:name="T4" style:family="text">
      <style:text-properties style:font-name="Calibri1"/>
    </style:style>
    <style:style style:name="T5" style:family="text">
      <style:text-properties style:text-underline-style="solid" style:text-underline-width="auto" style:text-underline-color="font-color"/>
    </style:style>
    <style:style style:name="T6" style:family="text">
      <style:text-properties fo:background-color="#cccc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text:p>
      <text:p text:style-name="P3"><text:span text:style-name="T5">Introduction</text:span><text:span text:style-name="T4"> </text:span></text:p>
      <text:p text:style-name="P6"><text:span text:style-name="T2">Ce projet a été réalisé par Aghiles Ferrat </text:span><text:span text:style-name="T3">(</text:span><text:a xlink:type="simple" xlink:href="mailto:ferrat.aghiles@etu.u-pec.fr" text:style-name="Internet_20_link" text:visited-style-name="Visited_20_Internet_20_Link">ferrat.aghiles@etu.u-pec.fr</text:a><text:span text:style-name="T1">)</text:span> <text:span text:style-name="T2">et Brandon Alves (</text:span><text:a xlink:type="simple" xlink:href="mailto:alves.da-silva-alves@etu.u-pec.fr" text:style-name="Internet_20_link" text:visited-style-name="Visited_20_Internet_20_Link">alves.da-silva-alves@etu.u-pec.fr</text:a><text:span text:style-name="T2">). Il a été initié en février 2019 et est toujours en cours de développement. Le but de cette application est de reproduire une version du jeu Pokemon. Pour le développement de ce jeu, nous avons utilisé le framework CodeIgniter. De plus nous avons utilisé la plate-forme de développement WampServer. Enfin l'application est disponible sur GitHub : </text:span><text:a xlink:type="simple" xlink:href="https://github.com/Sevla8/Pokemon" text:style-name="Internet_20_link" text:visited-style-name="Visited_20_Internet_20_Link">https://github.com/Sevla8/Pokemon</text:a><text:span text:style-name="T2">.</text:span></text:p>
      <text:p text:style-name="P1">Configuration</text:p>
      <text:p text:style-name="P4">On se place dans le répertoire mère <text:span text:style-name="T6">Pokemon/</text:span>.</text:p>
      <text:p text:style-name="P4">Le fichier générant la base de données de l'application est <text:span text:style-name="T6">database/pokemon.sql</text:span>.</text:p>
      <text:p text:style-name="P4">Le fichier de configuration de la base de données est <text:span text:style-name="T6">application/config/database.php</text:span> dans lequel les lignes 78 à 81 sont à modifier en fonction de votre environnement.</text:p>
      <text:p text:style-name="P4">Le fichier de configuration principal est <text:span text:style-name="T6">application/config/config.php</text:span>.</text:p>
      <text:p text:style-name="P7">Le routage de l'application est le suivant :</text:p>
      <text:p text:style-name="P4"><text:span text:style-name="T6">$config['base_url']/$config['index_page']/controller/method/</text:span>.</text:p>
      <text:p text:style-name="P4">Le fichier <text:span text:style-name="T6">.htaccess</text:span> permet d'activer le module de réécriture d'URL afin de se passer de <text:span text:style-name="T6">$config['index_page']</text:span>.</text:p>
      <text:p text:style-name="P4">Enfin les adresses renseignés dans les fichiers JavaScript (<text:span text:style-name="T6">application/links/js/*</text:span>) sont écrites en dur. Il faut donc les récrire en remplaçant <text:span text:style-name="T6">http://localhost/Pokemon</text:span> par la valeur de votre variable <text:span text:style-name="T6">$config['base_url']</text:span>. Une perspective d'évolution serait de contourner se désagrément.</text:p>
      <text:p text:style-name="P2">Inscription</text:p>
      <text:p text:style-name="P7">A partir d'ici, on ne renseignera plus que le nom du controller et de sa méthode sous la forme controller/method pour écrire une adresse au lieu de réécrire à chaque fois </text:p>
      <text:p text:style-name="P4"><text:span text:style-name="T6">$config['base_url']/$config['index_page']/controller/method/</text:span>.</text:p>
      <text:p text:style-name="P4">Pour s'inscrire il faut accéder à <text:span text:style-name="T6">user/inscription</text:span>.</text:p>
      <text:p text:style-name="P2">Connexion</text:p>
      <text:p text:style-name="P4"/>
      <text:p text:style-name="P2">Home</text:p>
      <text:p text:style-name="P4"/>
      <text:p text:style-name="P2">Pokedex</text:p>
      <text:p text:style-name="P4"/>
      <text:p text:style-name="P2">Team</text:p>
      <text:p text:style-name="P4"/>
      <text:p text:style-name="P2">Shop</text:p>
      <text:p text:style-name="P4"><text:soft-page-break/></text:p>
      <text:p text:style-name="P2">Hunt</text:p>
      <text:p text:style-name="P4"/>
      <text:p text:style-name="P2">Fight</text:p>
      <text:p text:style-name="P2"/>
      <text:p text:style-name="P2">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5-12T13:02:15.66</dc:date>
    <dc:creator>Brandon Alves</dc:creator>
    <meta:editing-duration>PT54M31S</meta:editing-duration>
    <meta:editing-cycles>7</meta:editing-cycles>
    <meta:generator>OpenOffice/4.1.5$Win32 OpenOffice.org_project/415m1$Build-9789</meta:generator>
    <meta:document-statistic meta:table-count="0" meta:image-count="0" meta:object-count="0" meta:page-count="2" meta:paragraph-count="24" meta:word-count="234" meta:character-count="1749"/>
  </office:meta>
</office:document-meta>
</file>